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text-properties officeooo:paragraph-rsid="000b1567"/>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96209853" text:style-name="Outline">
        <text:list-item>
          <text:h text:style-name="P2" text:outline-level="1">Open software, hardware and services for science and education</text:h>
        </text:list-item>
      </text:list>
      <text:p text:style-name="Standard"/>
      <text:p text:style-name="Standard">(<text:span text:style-name="T1">work in progress, your contribution is highly appreciated</text:span>) </text:p>
      <text:p text:style-name="Standard"/>
      <text:p text:style-name="Standard">The <text:a xlink:type="simple" xlink:href="http://www.openscience.org/" office:target-frame-name="_blank" xlink:show="new" text:style-name="Internet_20_link" text:visited-style-name="Visited_20_Internet_20_Link">OpenScience</text:a> project is dedicated to writing and releasing free and Open Source scientific software.</text:p>
      <text:p text:style-name="Standard"/>
      <text:p text:style-name="Standard">PLOS Collections: <text:a xlink:type="simple" xlink:href="http://collections.plos.org/open-source-toolkit-hardware" office:target-frame-name="_blank" xlink:show="new" text:style-name="Internet_20_link" text:visited-style-name="Visited_20_Internet_20_Link">Open Source Toolkit: Hardware</text:a> – PLOS Collections aggregate and curate related content from PLOS journals and the PLOS Blogs Network to provide structured access to papers of interest in the PLOS corpus and demonstrate innovative approaches to the assessment, organization and reuse of research, data and commentary.</text:p>
      <text:p text:style-name="Standard"/>
      <text:p text:style-name="Standard"><text:a xlink:type="simple" xlink:href="http://www.appropedia.org/Open-source_Lab" office:target-frame-name="_blank" xlink:show="new" text:style-name="Internet_20_link" text:visited-style-name="Visited_20_Internet_20_Link">Open-source Lab</text:a> – a gallery and associated sub-pages are an extension of the book the Open Source Lab, which is about how to make scientific equipment following open source principles. </text:p>
      <text:p text:style-name="Standard"/>
      <text:p text:style-name="Standard"><text:a xlink:type="simple" xlink:href="https://myopenlab.de/" office:target-frame-name="_blank" xlink:show="new" text:style-name="Internet_20_link" text:visited-style-name="Visited_20_Internet_20_Link">MyOpenLab</text:a> (German site with online translate option) is a free platform for “Intelligent" blocks (components, also called elements) that can be interlinked. With the help of flow chart blocks, it is possible in MyOpenLab to "program" visually and you do not necessarily have to be a programmer.</text:p>
      <text:p text:style-name="Standard"/>
      <text:p text:style-name="Standard"><text:a xlink:type="simple" xlink:href="https://osf.io/" office:target-frame-name="_blank" xlink:show="new" text:style-name="Internet_20_link" text:visited-style-name="Visited_20_Internet_20_Link">Open Science Framework</text:a> – Labs and teams across the globe use the Open Science Framework to open their projects up to the scientific community. </text:p>
      <text:p text:style-name="Standard"/>
      <text:p text:style-name="Standard"><text:a xlink:type="simple" xlink:href="http://www.opensourceimaging.org/" office:target-frame-name="_blank" xlink:show="new" text:style-name="Internet_20_link" text:visited-style-name="Visited_20_Internet_20_Link">Open Source Imaging Initiative</text:a> (OSI²) – represents a new approach to the development of medical imaging devices, aiming to make the health-care benefits of magnetic resonance imaging devices (MRI) accessible to many more people around the globe.</text:p>
      <text:p text:style-name="Standard"/>
      <text:p text:style-name="Standard"><text:a xlink:type="simple" xlink:href="http://www.journals.elsevier.com/hardwarex/" office:target-frame-name="_blank" xlink:show="new" text:style-name="Internet_20_link" text:visited-style-name="Visited_20_Internet_20_Link">HardwareX</text:a> is an open access journal established to promote free and open source designing, building and customizing of scientific infrastructure (hardware). HardwareX aims to recognize researchers for the time and effort in developing scientific infrastructure while providing end-users with sufficient information to replicate and validate the advances presented. HardwareX is open to input from all scientific, technological and medical disciplines.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officeooo:paragraph-rsid="000b1567"/>
    </style:style>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MP1"><text:span text:style-name="MT1">Revision: </text:span><text:span text:style-name="MT1"><text:user-defined style:data-style-name="N0" text:name="DocVersion">0.1</text:user-defined></text:span><text:tab/><text:page-number text:select-page="current">1</text:page-number> (of <text:page-count>1</text:page-count>)<text:tab/><text:span text:style-name="MT1">Last modified: </text:span><text:span text:style-name="MT1"><text:user-defined style:data-style-name="N0" text:name="DocModified">2017-04-26</text:user-defined></text:span></text:p>
      </style:footer>
    </style:master-page>
    <style:master-page style:name="Left_20_Page" style:display-name="Left Page" style:page-layout-name="Mpm3" style:next-style-name="Right_20_Page">
      <style:header>
        <text:p text:style-name="Header_20_left"><text:title>Open software, hardware and services for science and education</text:title></text:p>
      </style:header>
      <style:footer>
        <text:p text:style-name="Footer_20_left"><text:page-number text:select-page="current">0</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1:50:50</meta:creation-date>
    <meta:editing-duration>P0D</meta:editing-duration>
    <meta:editing-cycles>1</meta:editing-cycles>
    <meta:generator>LibreOffice/5.3.1.2$Linux_X86_64 LibreOffice_project/e80a0e0fd1875e1696614d24c32df0f95f03deb2</meta:generator>
    <dc:title>Open software, hardware and services for science and education</dc:title>
    <meta:document-statistic meta:table-count="0" meta:image-count="0" meta:object-count="0" meta:page-count="1" meta:paragraph-count="14" meta:word-count="297" meta:character-count="1991" meta:non-whitespace-character-count="1702"/>
    <meta:user-defined meta:name="DocModified">2017-04-26</meta:user-defined>
    <meta:user-defined meta:name="DocVersion">0.1</meta:user-defined>
    <meta:user-defined meta:name="WebPublish_Post_Id">53</meta:user-defined>
    <meta:user-defined meta:name="WebPublish_Post_PrimaryCategory">2</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2-13T11:50:49"/>
  </office:meta>
</office:document-meta>
</file>